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oNSTANIA" svg:font-family="CoNSTANIA"/>
    <style:font-face style:name="Lohit Hindi1" svg:font-family="'Lohit Hindi'"/>
    <style:font-face style:name="ARial" svg:font-family="ARial" style:font-family-generic="swiss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CoNSTANIA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WWNum2">
      <style:text-properties style:font-name="CoNSTANIA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Heading_20_2">
      <style:text-properties style:font-name="CoNSTANIA"/>
    </style:style>
    <style:style style:name="P6" style:family="paragraph" style:parent-style-name="List_20_Paragraph" style:list-style-name="WWNum3">
      <style:text-properties style:font-name="CoNSTANIA" fo:font-size="11pt" style:font-size-asian="11pt" style:font-size-complex="11pt"/>
    </style:style>
    <style:style style:name="P7" style:family="paragraph" style:parent-style-name="List_20_Paragraph" style:list-style-name="WWNum2">
      <style:text-properties style:font-name="CoNSTANIA" fo:font-size="11pt" style:font-size-asian="11pt" style:font-size-complex="11pt"/>
    </style:style>
    <style:style style:name="P8" style:family="paragraph" style:parent-style-name="List_20_Paragraph" style:list-style-name="WWNum2">
      <style:paragraph-properties fo:margin-left="0in" fo:margin-right="0in" fo:text-indent="0in" style:auto-text-indent="false"/>
      <style:text-properties style:font-name="CoNSTANIA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Victor Wu</text:h>
      <text:p text:style-name="Standard">+1 (607) 759-1469</text:p>
      <text:p text:style-name="Standard">Primary email: <text:a xlink:type="simple" xlink:href="mailto:vwu4@binghamton.edu">vwu4@binghamton.edu</text:a></text:p>
      <text:p text:style-name="Standard">Secondary email: <text:a xlink:type="simple" xlink:href="mailto:victor_moove@hotmail.com">victor_moove@hotmail.com</text:a></text:p>
      <text:h text:style-name="Heading_20_2" text:outline-level="2">Objective</text:h>
      <text:p text:style-name="Standard">An internship or job - preferably programming, filming, or graphical designing related fields - to gain work experience.</text:p>
      <text:h text:style-name="Heading_20_2" text:outline-level="2">Education</text:h>
      <text:p text:style-name="Standard"><text:span text:style-name="T1">Binghamton University, State University of New York</text:span></text:p>
      <text:p text:style-name="Standard">Bachelor of Science Degree in Computer Science, May 2016</text:p>
      <text:h text:style-name="Heading_20_2" text:outline-level="2">Skills</text:h>
      <text:p text:style-name="Standard">Languages: C, Java, Python, HTML</text:p>
      <text:p text:style-name="Standard">Computer Skills: Dreamweaver, Microsoft Word, Excel, PowerPoint, Macromedia Flash, iMovie, Final Cut, Photoshop</text:p>
      <text:p text:style-name="Standard">Worked with operating systems: 98, XP, Linux, Windows 7, Windows 8, iOS (Lion)</text:p>
      <text:h text:style-name="P5" text:outline-level="2">Campus Activities</text:h>
      <text:p text:style-name="P1">Tennis Club, October 2012 – 2013</text:p>
      <text:list xml:id="list1053789387" text:style-name="WWNum3">
        <text:list-item>
          <text:p text:style-name="P6">Learned more about the sport from senior members and looking forward to teaching others later in the year</text:p>
        </text:list-item>
      </text:list>
      <text:p text:style-name="P1">Asian Student Union, September 2012 – 2013</text:p>
      <text:list xml:id="list450625885" text:continue-numbering="true" text:style-name="WWNum3">
        <text:list-item>
          <text:p text:style-name="P6">Will participate in helping host events that will bring Asian culture to the university during holidays and breaks</text:p>
        </text:list-item>
      </text:list>
      <text:p text:style-name="P1">BUProductions, October 2012 – 2013</text:p>
      <text:list xml:id="list1884513617" text:style-name="WWNum2">
        <text:list-item>
          <text:p text:style-name="P7">Helped start this new club with the primary goal of creating film productions that’ll help increase awareness for college events</text:p>
        </text:list-item>
      </text:list>
      <text:p text:style-name="P1">Intervarsity Christian Fellowship, September 2012 – present</text:p>
      <text:list xml:id="list293922691" text:continue-numbering="true" text:style-name="WWNum2">
        <text:list-item>
          <text:p text:style-name="P7">Sang choir, prayed, and as a community, helped understand God more</text:p>
          <text:p text:style-name="P8">Student Volunteer Center, October 2012 – 2013</text:p>
        </text:list-item>
        <text:list-item>
          <text:p text:style-name="P2">Helped make mats out of plastic for the homeless, assisted the local Binghamton museum when it was low on staff, and helped prepare food for other club events</text:p>
          <text:p text:style-name="P8">Computer Science Research Alliance, 2013 – present</text:p>
        </text:list-item>
        <text:list-item>
          <text:p text:style-name="P2">Working on an Android program that will be the Student Volunteer Center homepage</text:p>
        </text:list-item>
      </text:list>
      <text:p text:style-name="P1">Binghamton TV, 2012 - present</text:p>
      <text:list xml:id="list1947041468" text:continue-list="list450625885" text:style-name="WWNum3">
        <text:list-item>
          <text:p text:style-name="P6">Worked with the crew and helped edit footages</text:p>
        </text:list-item>
      </text:list>
      <text:p text:style-name="Standard"><text:soft-page-break/></text:p>
      <text:h text:style-name="Heading_20_2" text:outline-level="2">Languages</text:h>
      <text:p text:style-name="Standard">Advanced Chinese speaking and listening abilities.</text:p>
      <text:p text:style-name="Standard">Intermediate Chinese writing and reading abilities.</text:p>
      <text:p text:style-name="Standard">Beginner Spanish level in most aspects.</text:p>
      <text:h text:style-name="Heading_20_2" text:outline-level="2">Interests</text:h>
      <text:p text:style-name="Standard">Wakeboarding, recycling, healthy living, sports, music, gaming, socializ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oNSTANIA" svg:font-family="CoNSTANIA"/>
    <style:font-face style:name="Lohit Hindi1" svg:font-family="'Lohit Hindi'"/>
    <style:font-face style:name="ARial" svg:font-family="ARial" style:font-family-generic="swiss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onstantia" fo:font-size="12pt" fo:language="en" fo:country="US" style:letter-kerning="true" style:font-name-asian="WenQuanYi Zen Hei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758a5e" style:font-name="Constantia" fo:font-size="16pt" fo:font-weight="bold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a5b592" style:font-name="Constantia" fo:font-size="13pt" fo:font-weight="bold" style:font-size-asian="13pt" style:font-weight-asian="bold" style:font-name-complex="F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758a5e" style:font-name="Constantia" fo:font-size="16pt" fo:font-weight="bold" style:font-size-asian="16pt" style:font-weight-asian="bold" style:font-name-complex="F" style:font-size-complex="16pt" style:font-weight-complex="bold"/>
    </style:style>
    <style:style style:name="Internet_20_link" style:display-name="Internet link" style:family="text" style:parent-style-name="Default_20_Paragraph_20_Font">
      <style:text-properties fo:color="#8e58b6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fo:color="#a5b592" style:font-name="Constantia" fo:font-size="13pt" fo:font-weight="bold" style:font-size-asian="13pt" style:font-weight-asian="bold" style:font-name-complex="F" style:font-size-complex="13pt" style:font-weight-complex="bold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urrent Address</text:span></text:p>
        <text:p text:style-name="MP1">4400 Vestal Parkway East</text:p>
        <text:p text:style-name="MP1">Binghamton, NY 1390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fault Profile</meta:initial-creator>
    <meta:editing-cycles>67</meta:editing-cycles>
    <meta:creation-date>2012-09-26T16:41:00</meta:creation-date>
    <dc:date>2013-04-15T17:26:34</dc:date>
    <meta:editing-duration>PT20M11S</meta:editing-duration>
    <meta:generator>LibreOffice/3.5$Linux_X86_64 LibreOffice_project/350m1$Build-2</meta:generator>
    <meta:document-statistic meta:table-count="0" meta:image-count="0" meta:object-count="0" meta:page-count="2" meta:paragraph-count="37" meta:word-count="287" meta:character-count="1878" meta:non-whitespace-character-count="16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